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rlito" svg:font-family="Carlito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rlito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Carlito"/>
    </style:style>
    <style:style style:name="P5" style:parent-style-name="Standard" style:family="paragraph">
      <style:text-properties style:font-name="Carlito"/>
    </style:style>
    <style:style style:name="T6" style:parent-style-name="DefaultParagraphFont" style:family="text">
      <style:text-properties style:font-name="Carlito"/>
    </style:style>
    <style:style style:name="P7" style:parent-style-name="Standard" style:family="paragraph">
      <style:text-properties style:font-name="Carlito"/>
    </style:style>
    <style:style style:name="P8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Carlito" fo:font-weight="bold" style:font-weight-asian="bold" style:font-weight-complex="bold"/>
    </style:style>
    <style:style style:name="P11" style:parent-style-name="Standard" style:family="paragraph">
      <style:text-properties style:font-name="Carlito"/>
    </style:style>
    <style:style style:name="P12" style:parent-style-name="Standard" style:family="paragraph">
      <style:text-properties style:font-name="Carlito"/>
    </style:style>
    <style:style style:name="P13" style:parent-style-name="Standard" style:family="paragraph">
      <style:text-properties style:font-name="Carlito"/>
    </style:style>
    <style:style style:name="P14" style:parent-style-name="Standard" style:family="paragraph">
      <style:text-properties style:font-name="Carlito"/>
    </style:style>
    <style:style style:name="P15" style:parent-style-name="Standard" style:family="paragraph">
      <style:text-properties style:font-name="Carlito"/>
    </style:style>
    <style:style style:name="P16" style:parent-style-name="Standard" style:family="paragraph">
      <style:text-properties style:font-name="Carlito"/>
    </style:style>
    <style:style style:name="P17" style:parent-style-name="Standard" style:family="paragraph">
      <style:text-properties style:font-name="Carlito"/>
    </style:style>
    <style:style style:name="T18" style:parent-style-name="DefaultParagraphFont" style:family="text">
      <style:text-properties style:font-name="Carlito"/>
    </style:style>
    <style:style style:name="T19" style:parent-style-name="DefaultParagraphFont" style:family="text">
      <style:text-properties style:font-name="Carlito"/>
    </style:style>
    <style:style style:name="P20" style:parent-style-name="Standard" style:family="paragraph">
      <style:text-properties style:font-name="Carlito"/>
    </style:style>
    <style:style style:name="P21" style:parent-style-name="Standard" style:family="paragraph">
      <style:text-properties style:font-name="Carlito"/>
    </style:style>
    <style:style style:name="P22" style:parent-style-name="Standard" style:family="paragraph">
      <style:text-properties style:font-name="Carlito" fo:font-weight="bold" style:font-weight-asian="bold" style:font-weight-complex="bold"/>
    </style:style>
    <style:style style:name="P23" style:parent-style-name="Standard" style:family="paragraph">
      <style:text-properties style:font-name="Carlito"/>
    </style:style>
    <style:style style:name="P24" style:parent-style-name="Standard" style:family="paragraph">
      <style:text-properties style:font-name="Carlito"/>
    </style:style>
    <style:style style:name="P25" style:parent-style-name="Standard" style:family="paragraph">
      <style:text-properties style:font-name="Carlito"/>
    </style:style>
    <style:style style:name="P26" style:parent-style-name="Standard" style:family="paragraph">
      <style:text-properties style:font-name="Carlito"/>
    </style:style>
    <style:style style:name="P27" style:parent-style-name="Standard" style:family="paragraph">
      <style:text-properties style:font-name="Carlito" fo:font-weight="bold" style:font-weight-asian="bold" style:font-weight-complex="bold"/>
    </style:style>
    <style:style style:name="P28" style:parent-style-name="Standard" style:family="paragraph">
      <style:text-properties style:font-name="Carlito"/>
    </style:style>
    <style:style style:name="P29" style:parent-style-name="Standard" style:family="paragraph">
      <style:text-properties style:font-name="Carlito"/>
    </style:style>
    <style:style style:name="P30" style:parent-style-name="Standard" style:family="paragraph">
      <style:text-properties style:font-name="Carlito"/>
    </style:style>
    <style:style style:name="P31" style:parent-style-name="Standard" style:family="paragraph">
      <style:text-properties style:font-name="Carlito"/>
    </style:style>
    <style:style style:name="P32" style:parent-style-name="Standard" style:family="paragraph">
      <style:text-properties style:font-name="Carlito"/>
    </style:style>
    <style:style style:name="P33" style:parent-style-name="Standard" style:family="paragraph">
      <style:text-properties style:font-name="Carlito"/>
    </style:style>
    <style:style style:name="T34" style:parent-style-name="DefaultParagraphFont" style:family="text">
      <style:text-properties style:font-name="Carlito"/>
    </style:style>
    <style:style style:name="T35" style:parent-style-name="DefaultParagraphFont" style:family="text">
      <style:text-properties style:font-name="Carlito"/>
    </style:style>
    <style:style style:name="P36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Carlito"/>
    </style:style>
    <style:style style:name="T51" style:parent-style-name="DefaultParagraphFont" style:family="text">
      <style:text-properties style:font-name="Carlito"/>
    </style:style>
    <style:style style:name="P52" style:parent-style-name="Standard" style:family="paragraph">
      <style:text-properties style:font-name="Carlito"/>
    </style:style>
    <style:style style:name="P53" style:parent-style-name="Standard" style:family="paragraph">
      <style:text-properties style:font-name="Carlito"/>
    </style:style>
    <style:style style:name="P54" style:parent-style-name="Standard" style:family="paragraph">
      <style:text-properties style:font-name="Carlito"/>
    </style:style>
    <style:style style:name="P55" style:parent-style-name="Standard" style:family="paragraph">
      <style:text-properties style:font-name="Carlito"/>
    </style:style>
    <style:style style:name="T56" style:parent-style-name="DefaultParagraphFont" style:family="text">
      <style:text-properties style:font-name="Carlito"/>
    </style:style>
    <style:style style:name="T57" style:parent-style-name="DefaultParagraphFont" style:family="text">
      <style:text-properties style:font-name="Carlito"/>
    </style:style>
    <style:style style:name="P58" style:parent-style-name="Standard" style:family="paragraph">
      <style:text-properties style:font-name="Carlito"/>
    </style:style>
    <style:style style:name="P59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Carlit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Carlito"/>
    </style:style>
    <style:style style:name="P62" style:parent-style-name="Standard" style:family="paragraph">
      <style:text-properties style:font-name="Carlit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Carlito" fo:font-weight="bold" style:font-weight-asian="bold" style:font-weight-complex="bold"/>
    </style:style>
    <style:style style:name="P64" style:parent-style-name="Standard" style:family="paragraph">
      <style:text-properties style:font-name="Carlito"/>
    </style:style>
    <style:style style:name="P65" style:parent-style-name="Standard" style:family="paragraph">
      <style:text-properties style:font-name="Carlito"/>
    </style:style>
    <style:style style:name="P66" style:parent-style-name="Standard" style:family="paragraph">
      <style:text-properties style:font-name="Carlito"/>
    </style:style>
    <style:style style:name="P67" style:parent-style-name="Standard" style:family="paragraph">
      <style:text-properties style:font-name="Carlito"/>
    </style:style>
    <style:style style:name="T68" style:parent-style-name="DefaultParagraphFont" style:family="text">
      <style:text-properties style:font-name="Carlito"/>
    </style:style>
    <style:style style:name="T69" style:parent-style-name="DefaultParagraphFont" style:family="text">
      <style:text-properties style:font-name="Carlito"/>
    </style:style>
    <style:style style:name="P70" style:parent-style-name="Standard" style:family="paragraph">
      <style:text-properties style:font-name="Carlito"/>
    </style:style>
    <style:style style:name="T71" style:parent-style-name="DefaultParagraphFont" style:family="text">
      <style:text-properties style:font-name="Carlito"/>
    </style:style>
    <style:style style:name="T72" style:parent-style-name="DefaultParagraphFont" style:family="text">
      <style:text-properties style:font-name="Carlito"/>
    </style:style>
  </office:automatic-styles>
  <office:body>
    <office:text text:use-soft-page-breaks="true">
      <text:p text:style-name="P1">Diseases Research:</text:p>
      <text:p text:style-name="P2"/>
      <text:p text:style-name="P3">Cardiovascular Disease:</text:p>
      <text:p text:style-name="P4">Machine learning algorithms showed that creatinine and ejection fraction as the two relevant features that cause cardiovascular disease</text:p>
      <text:p text:style-name="P5"/>
      <text:p text:style-name="Standard"><text:a xlink:href="https://bmcmedinformdecismak.biomedcentral.com/articles/10.1186/s12911-020-1023-5" office:target-frame-name="_top" xlink:show="replace"><text:span text:style-name="T6">https://bmcmedinformdecismak.biomedcentral.com/articles/10.1186/s12911-020-1023-5</text:span></text:a></text:p>
      <text:p text:style-name="P7"/>
      <text:p text:style-name="P8">Parkinson's Disease(PD):</text:p>
      <text:p text:style-name="P9"/>
      <text:p text:style-name="P10">Use of Learning models:</text:p>
      <text:p text:style-name="P11">* neural networks (n = 76<text:s/>from 62 studies</text:p>
      <text:p text:style-name="P12">* ensemble learning (n = 82 from 57 studies)</text:p>
      <text:p text:style-name="P13">* nearest neighbour and variants (n = 33 from 33 studies)</text:p>
      <text:p text:style-name="P14">* regression (n = 31 from 31 studies)</text:p>
      <text:p text:style-name="P15">* decision tree (n = 28 from 27 studies)</text:p>
      <text:p text:style-name="P16">* naïve Bayes (n = 26, from 26 studies)</text:p>
      <text:p text:style-name="P17"/>
      <text:p text:style-name="Standard"><text:a xlink:href="https://www.frontiersin.org/articles/10.3389/fnagi.2021.633752/full#T3" office:target-frame-name="_top" xlink:show="replace"><text:span text:style-name="T18">https://www.frontiersin.org/articles/10.3389/fnagi.2021.633752/full#T3</text:span></text:a><text:span text:style-name="T19"><text:s/></text:span></text:p>
      <text:p text:style-name="P20"/>
      <text:p text:style-name="P21"/>
      <text:p text:style-name="P22">data useful for Parkinson's:</text:p>
      <text:p text:style-name="P23">highest accuracy in PD detection using offline data was from:</text:p>
      <text:p text:style-name="P24">* Tremor data 98.5%</text:p>
      <text:p text:style-name="P25">* Voice data 98.3%</text:p>
      <text:p text:style-name="P26"/>
      <text:p text:style-name="P27">Algorithms Accuracy rate:</text:p>
      <text:p text:style-name="P28">(kNN) k-neighbours - gave the highest accuracy</text:p>
      <text:p text:style-name="P29">(SVM) Support Vector Machine</text:p>
      <text:p text:style-name="P30">(NB) Naive Bayes</text:p>
      <text:p text:style-name="P31"/>
      <text:p text:style-name="P32">- The average accuracy of PD detection becomes 99.8% when ensemble averaging was performed on majoriy-vote from kNN, SVM, and NB</text:p>
      <text:p text:style-name="P33"/>
      <text:p text:style-name="Standard"><text:a xlink:href="https://braininformatics.springeropen.com/articles/10.1186/s40708-020-00113-1" office:target-frame-name="_top" xlink:show="replace"><text:span text:style-name="T34">https://braininformatics.springeropen.com/articles/10.1186/s40708-020-00113-1</text:span></text:a><text:span text:style-name="T35"><text:s/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Arthritis(Rheumatoid<text:s/>Arthritis[RA]):</text:p>
      <text:p text:style-name="P49"/>
      <text:p text:style-name="P50">- Medication played a minor role in prediction of RA disease activity</text:p>
      <text:p text:style-name="Standard"><text:a xlink:href="https://journals.plos.org/plosone/article?id=10.1371/journal.pone.0252289" office:target-frame-name="_top" xlink:show="replace"/></text:p>
      <text:p text:style-name="Standard"><text:a xlink:href="https://journals.plos.org/plosone/article?id=10.1371/journal.pone.0252289" office:target-frame-name="_top" xlink:show="replace"><text:span text:style-name="T51">https://journals.plos.org/plosone/article?id=10.1371/journal.pone.0252289</text:span></text:a></text:p>
      <text:p text:style-name="P52">MRI scans</text:p>
      <text:p text:style-name="P53"/>
      <text:p text:style-name="P54">- <text:s/>One study showed that ML could be helpful to assess flares using data from electronic medical records (EMR) of RA patients. EMR data typically are<text:s/>larger in size than data collected in clinical studies but are of lower quality, which may have hampered model training in this project.</text:p>
      <text:p text:style-name="P55"/>
      <text:p text:style-name="Standard"><text:a xlink:href="https://arthritis-research.biomedcentral.com/articles/10.1186/s13075-021-02439-5" office:target-frame-name="_top" xlink:show="replace"><text:span text:style-name="T56">https://arthritis-re</text:span><text:span text:style-name="T57">search.biomedcentral.com/articles/10.1186/s13075-021-02439-5</text:span></text:a></text:p>
      <text:p text:style-name="P58"/>
      <text:p text:style-name="P59">Asthma:</text:p>
      <text:p text:style-name="P60"/>
      <text:p text:style-name="P61">- capillary blood lead testing was an important predictor of persistent asthma</text:p>
      <text:p text:style-name="P62"/>
      <text:p text:style-name="P63">Algorithm’s Accuracy rate:</text:p>
      <text:p text:style-name="P64">* naive Bayes model had poorer performance.</text:p>
      <text:p text:style-name="P65">* XGBoost, Random forest, and logistic regression performed best</text:p>
      <text:p text:style-name="P66">* K-nearest neighbour performed better than naive Baynes but not as well as the others</text:p>
      <text:p text:style-name="P67"/>
      <text:p text:style-name="Standard"><text:a xlink:href="https://www.ajmc.com/view/machine-learning-can-help-predict-persistence-of-asthma-as-children-age" office:target-frame-name="_top" xlink:show="replace"><text:span text:style-name="T68">https://www.ajmc.com</text:span><text:span text:style-name="T69">/view/machine-learning-can-help-predict-persistence-of-asthma-as-children-age</text:span></text:a></text:p>
      <text:p text:style-name="P70"/>
      <text:p text:style-name="Standard"><text:a xlink:href="https://bmjopen.bmj.com/content/10/7/e036099" office:target-frame-name="_top" xlink:show="replace"><text:span text:style-name="T71">https://bmjopen.bmj.com/content/10/7/e036099</text:span></text:a><text:span text:style-name="T72"><text:s/>(figure for methodology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rlito" svg:font-family="Carlito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ixzyl galeon</dc:creator>
    <meta:creation-date>2021-10-22T10:46:00Z</meta:creation-date>
    <dc:date>2022-01-06T15:21:00Z</dc:date>
    <meta:template xlink:href="Normal" xlink:type="simple"/>
    <meta:editing-cycles>12</meta:editing-cycles>
    <meta:editing-duration>PT83700S</meta:editing-duration>
    <meta:document-statistic meta:page-count="2" meta:paragraph-count="5" meta:word-count="434" meta:character-count="2905" meta:row-count="20" meta:non-whitespace-character-count="2476"/>
  </office:meta>
</office:document-meta>
</file>